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dd3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dd3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dd3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dd3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dd3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dd3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dd3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dd3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dd3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dd3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dd3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dd3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dd3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dd3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dd3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dd3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dd3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os Jesus Oller Carrasqu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1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38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nny Carrasqu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1103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2.8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56" meta:non-whitespace-character-count="991"/>
    <meta:template xlink:type="simple" xlink:actuate="onRequest" xlink:title="Normal" xlink:href=""/>
  </office:meta>
</office:document-meta>
</file>